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afe" officeooo:paragraph-rsid="0016dbee"/>
    </style:style>
    <style:style style:name="P2" style:family="paragraph" style:parent-style-name="Standard">
      <style:text-properties officeooo:rsid="001a2aa8" officeooo:paragraph-rsid="001a2aa8"/>
    </style:style>
    <style:style style:name="P3" style:family="paragraph" style:parent-style-name="Standard">
      <style:text-properties fo:font-size="10.5pt" officeooo:rsid="0015f867" officeooo:paragraph-rsid="0015f867" style:font-size-asian="10.5pt" style:font-size-complex="10.5pt"/>
    </style:style>
    <style:style style:name="P4" style:family="paragraph" style:parent-style-name="Standard">
      <style:text-properties fo:font-size="10.5pt" officeooo:rsid="00163afe" officeooo:paragraph-rsid="0016dbee" style:font-size-asian="10.5pt" style:font-size-complex="10.5pt"/>
    </style:style>
    <style:style style:name="P5" style:family="paragraph" style:parent-style-name="Standard">
      <style:text-properties fo:font-size="10.5pt" officeooo:rsid="00163afe" officeooo:paragraph-rsid="001a2aa8" style:font-size-asian="10.5pt" style:font-size-complex="10.5pt"/>
    </style:style>
    <style:style style:name="P6" style:family="paragraph" style:parent-style-name="Standard">
      <style:text-properties fo:font-size="10.5pt" officeooo:rsid="001a2aa8" officeooo:paragraph-rsid="001a2aa8" style:font-size-asian="10.5pt" style:font-size-complex="10.5pt"/>
    </style:style>
    <style:style style:name="P7" style:family="paragraph" style:parent-style-name="Standard">
      <style:text-properties fo:font-size="10.5pt" officeooo:rsid="001a6c19" officeooo:paragraph-rsid="001a6c19" style:font-size-asian="10.5pt" style:font-size-complex="10.5pt"/>
    </style:style>
    <style:style style:name="P8" style:family="paragraph" style:parent-style-name="Standard">
      <style:text-properties fo:font-size="10.5pt" officeooo:rsid="001d5021" officeooo:paragraph-rsid="001d5021" style:font-size-asian="10.5pt" style:font-size-complex="10.5pt"/>
    </style:style>
    <style:style style:name="P9" style:family="paragraph" style:parent-style-name="Standard">
      <style:text-properties fo:font-size="10.5pt" officeooo:rsid="0016dbee" officeooo:paragraph-rsid="0016dbee" style:font-size-asian="10.5pt" style:font-size-complex="10.5pt"/>
    </style:style>
    <style:style style:name="P10" style:family="paragraph" style:parent-style-name="Standard">
      <style:text-properties fo:font-size="10.5pt" officeooo:rsid="001f9016" officeooo:paragraph-rsid="001f9016" style:font-size-asian="10.5pt" style:font-size-complex="10.5pt"/>
    </style:style>
    <style:style style:name="P11" style:family="paragraph" style:parent-style-name="Standard">
      <style:text-properties fo:font-size="10.5pt" style:text-underline-style="solid" style:text-underline-width="auto" style:text-underline-color="font-color" officeooo:rsid="00169792" officeooo:paragraph-rsid="00169792" style:font-size-asian="10.5pt" style:font-size-complex="10.5pt"/>
    </style:style>
    <style:style style:name="P12" style:family="paragraph" style:parent-style-name="Standard">
      <style:text-properties fo:font-size="10.5pt" fo:font-style="italic" officeooo:rsid="001a2aa8" officeooo:paragraph-rsid="001a2aa8" style:font-size-asian="10.5pt" style:font-style-asian="italic" style:font-size-complex="10.5pt" style:font-style-complex="italic"/>
    </style:style>
    <style:style style:name="P13" style:family="paragraph" style:parent-style-name="Standard">
      <style:text-properties fo:font-size="10.5pt" fo:font-style="italic" officeooo:rsid="001bc0c8" officeooo:paragraph-rsid="001bc0c8" style:font-size-asian="10.5pt" style:font-style-asian="italic" style:font-size-complex="10.5pt" style:font-style-complex="italic"/>
    </style:style>
    <style:style style:name="P14" style:family="paragraph" style:parent-style-name="Standard">
      <style:text-properties fo:font-size="10.5pt" fo:font-style="italic" officeooo:rsid="001f226c" officeooo:paragraph-rsid="001f226c" style:font-size-asian="10.5pt" style:font-style-asian="italic" style:font-size-complex="10.5pt" style:font-style-complex="italic"/>
    </style:style>
    <style:style style:name="P15" style:family="paragraph" style:parent-style-name="Standard">
      <style:text-properties fo:font-size="10.5pt" fo:font-weight="bold" officeooo:rsid="002158ed" officeooo:paragraph-rsid="002158ed" style:font-size-asian="10.5pt" style:font-weight-asian="bold" style:font-size-complex="10.5pt" style:font-weight-complex="bold"/>
    </style:style>
    <style:style style:name="P16" style:family="paragraph" style:parent-style-name="Standard">
      <style:text-properties fo:font-size="10.5pt" fo:font-weight="bold" officeooo:rsid="0026595b" officeooo:paragraph-rsid="0026595b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27abe3" officeooo:paragraph-rsid="0027abe3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290c1d" officeooo:paragraph-rsid="00290c1d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2e2237" officeooo:paragraph-rsid="002e2237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bold" officeooo:rsid="00316216" officeooo:paragraph-rsid="00316216" style:font-size-asian="10.5pt" style:font-weight-asian="bold" style:font-size-complex="10.5pt" style:font-weight-complex="bold"/>
    </style:style>
    <style:style style:name="P21" style:family="paragraph" style:parent-style-name="Standard">
      <style:text-properties fo:font-size="10.5pt" fo:font-weight="bold" officeooo:rsid="0031bbbc" officeooo:paragraph-rsid="0031bbbc" style:font-size-asian="10.5pt" style:font-weight-asian="bold" style:font-size-complex="10.5pt" style:font-weight-complex="bold"/>
    </style:style>
    <style:style style:name="P22" style:family="paragraph" style:parent-style-name="Standard">
      <style:text-properties fo:font-size="10.5pt" fo:font-weight="bold" officeooo:rsid="0031dc86" officeooo:paragraph-rsid="0031dc86" style:font-size-asian="10.5pt" style:font-weight-asian="bold" style:font-size-complex="10.5pt" style:font-weight-complex="bold"/>
    </style:style>
    <style:style style:name="P23" style:family="paragraph" style:parent-style-name="Standard">
      <style:text-properties fo:font-size="10.5pt" fo:font-weight="normal" officeooo:rsid="0024ec0c" officeooo:paragraph-rsid="0024ec0c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size="10.5pt" fo:font-weight="normal" officeooo:rsid="00269267" officeooo:paragraph-rsid="0026595b" style:font-size-asian="10.5pt" style:font-weight-asian="normal" style:font-size-complex="10.5pt" style:font-weight-complex="normal"/>
    </style:style>
    <style:style style:name="P25" style:family="paragraph" style:parent-style-name="Standard">
      <style:text-properties fo:font-size="10.5pt" fo:font-weight="normal" officeooo:rsid="002f68ce" officeooo:paragraph-rsid="002e2237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font-size="10.5pt" officeooo:rsid="0016dbee" officeooo:paragraph-rsid="0016dbee" style:font-size-asian="10.5pt" style:font-size-complex="10.5pt"/>
    </style:style>
    <style:style style:name="P27" style:family="paragraph" style:parent-style-name="Standard">
      <style:text-properties fo:font-size="10.5pt" officeooo:rsid="00322507" officeooo:paragraph-rsid="00322507" style:font-size-asian="10.5pt" style:font-size-complex="10.5pt"/>
    </style:style>
    <style:style style:name="P28" style:family="paragraph" style:parent-style-name="Standard">
      <style:text-properties fo:font-size="10.5pt" officeooo:rsid="0033e21d" officeooo:paragraph-rsid="0033e21d" style:font-size-asian="10.5pt" style:font-size-complex="10.5pt"/>
    </style:style>
    <style:style style:name="P29" style:family="paragraph" style:parent-style-name="Standard">
      <style:text-properties fo:font-size="10.5pt" officeooo:rsid="003a10f8" officeooo:paragraph-rsid="003a10f8" style:font-size-asian="10.5pt" style:font-size-complex="10.5pt"/>
    </style:style>
    <style:style style:name="P30" style:family="paragraph" style:parent-style-name="Standard">
      <style:text-properties fo:font-size="10.5pt" fo:font-weight="bold" officeooo:rsid="0034e71d" officeooo:paragraph-rsid="0034e71d" style:font-size-asian="10.5pt" style:font-weight-asian="bold" style:font-size-complex="10.5pt" style:font-weight-complex="bold"/>
    </style:style>
    <style:style style:name="P31" style:family="paragraph" style:parent-style-name="Standard">
      <style:text-properties fo:font-size="10.5pt" fo:font-weight="bold" officeooo:rsid="003a10f8" officeooo:paragraph-rsid="003a10f8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5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69267" style:font-weight-asian="normal" style:font-weight-complex="normal"/>
    </style:style>
    <style:style style:name="T5" style:family="text">
      <style:text-properties fo:font-weight="normal" officeooo:rsid="0028ddce" style:font-weight-asian="normal" style:font-weight-complex="normal"/>
    </style:style>
    <style:style style:name="T6" style:family="text">
      <style:text-properties fo:font-weight="normal" officeooo:rsid="002b041f" style:font-weight-asian="normal" style:font-weight-complex="normal"/>
    </style:style>
    <style:style style:name="T7" style:family="text">
      <style:text-properties fo:font-weight="normal" officeooo:rsid="002cbecc" style:font-weight-asian="normal" style:font-weight-complex="normal"/>
    </style:style>
    <style:style style:name="T8" style:family="text">
      <style:text-properties fo:font-weight="normal" officeooo:rsid="002ce6e8" style:font-weight-asian="normal" style:font-weight-complex="normal"/>
    </style:style>
    <style:style style:name="T9" style:family="text">
      <style:text-properties fo:font-weight="normal" officeooo:rsid="002eed89" style:font-weight-asian="normal" style:font-weight-complex="normal"/>
    </style:style>
    <style:style style:name="T10" style:family="text">
      <style:text-properties fo:font-weight="normal" officeooo:rsid="002f68ce" style:font-weight-asian="normal" style:font-weight-complex="normal"/>
    </style:style>
    <style:style style:name="T11" style:family="text">
      <style:text-properties fo:font-weight="normal" officeooo:rsid="0035ccd8" style:font-weight-asian="normal" style:font-weight-complex="normal"/>
    </style:style>
    <style:style style:name="T12" style:family="text">
      <style:text-properties fo:font-weight="normal" officeooo:rsid="0036f54a" style:font-weight-asian="normal" style:font-weight-complex="normal"/>
    </style:style>
    <style:style style:name="T13" style:family="text">
      <style:text-properties fo:font-weight="normal" officeooo:rsid="00389f3a" style:font-weight-asian="normal" style:font-weight-complex="normal"/>
    </style:style>
    <style:style style:name="T14" style:family="text">
      <style:text-properties officeooo:rsid="0022d941"/>
    </style:style>
    <style:style style:name="T15" style:family="text">
      <style:text-properties officeooo:rsid="00243b03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01a6c19" style:font-size-asian="10.5pt" style:font-size-complex="10.5pt"/>
    </style:style>
    <style:style style:name="T18" style:family="text">
      <style:text-properties officeooo:rsid="0028ddce"/>
    </style:style>
    <style:style style:name="T19" style:family="text">
      <style:text-properties officeooo:rsid="00297473"/>
    </style:style>
    <style:style style:name="T20" style:family="text">
      <style:text-properties officeooo:rsid="002e2237"/>
    </style:style>
    <style:style style:name="T21" style:family="text">
      <style:text-properties fo:color="#0066cc"/>
    </style:style>
    <style:style style:name="T22" style:family="text">
      <style:text-properties fo:color="#0066cc" officeooo:rsid="0034e71d"/>
    </style:style>
    <style:style style:name="T23" style:family="text">
      <style:text-properties fo:color="#cc0000"/>
    </style:style>
    <style:style style:name="T24" style:family="text">
      <style:text-properties fo:color="#cc0000" officeooo:rsid="0032e0d4"/>
    </style:style>
    <style:style style:name="T25" style:family="text">
      <style:text-properties fo:color="#cc0000" officeooo:rsid="0034e71d"/>
    </style:style>
    <style:style style:name="T26" style:family="text">
      <style:text-properties officeooo:rsid="0036f54a"/>
    </style:style>
    <style:style style:name="T27" style:family="text">
      <style:text-properties officeooo:rsid="00389f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e useful English tips.</text:p>
      <text:p text:style-name="P3"/>
      <text:p text:style-name="P11">punctuation</text:p>
      <text:p text:style-name="P3"/>
      <text:p text:style-name="P4"><text:span text:style-name="T1">Colon</text:span> <text:span text:style-name="T15">(</text:span>:<text:span text:style-name="T15">)</text:span> </text:p>
      <text:p text:style-name="P4"/>
      <text:p text:style-name="P1"><text:span text:style-name="T16">There are three main uses of the </text:span><text:a xlink:type="simple" xlink:href="http://www.oxforddictionaries.com/definition/english/colon"><text:span text:style-name="T16">colon</text:span></text:a><text:span text:style-name="T16">:</text:span></text:p>
      <text:p text:style-name="P6"/>
      <text:p text:style-name="P2"><text:span text:style-name="T17">1) </text:span><text:span text:style-name="T16">between two main </text:span><text:a xlink:type="simple" xlink:href="http://www.oxforddictionaries.com/definition/english/clause"><text:span text:style-name="T16">clauses</text:span></text:a><text:span text:style-name="T16"> in cases where the second clause explains or follows from the first:</text:span></text:p>
      <text:p text:style-name="P6"/>
      <text:p text:style-name="P12">it wasn't easy: to begin with, I had to find the right house.</text:p>
      <text:p text:style-name="P5"/>
      <text:p text:style-name="P7">2) to introduce a list:</text:p>
      <text:p text:style-name="P7"/>
      <text:p text:style-name="P13">The price includes the following: travel to London, flight to Venice, hotel accommodation, and excursions.</text:p>
      <text:p text:style-name="P4"/>
      <text:p text:style-name="P8">3) <text:span text:style-name="T2">before a quotation, and sometimes before direct speech:</text:span></text:p>
      <text:p text:style-name="P8"/>
      <text:p text:style-name="P14">They shouted: 'Our families are starving! We need land!'</text:p>
      <text:p text:style-name="P4"/>
      <text:p text:style-name="P9"><text:span text:style-name="T1">Semicolon</text:span> <text:span text:style-name="T14">(</text:span>;<text:span text:style-name="T14">)</text:span></text:p>
      <text:p text:style-name="P10"/>
      <text:p text:style-name="P9">It's used between two main clauses.</text:p>
      <text:p text:style-name="P27">Example:</text:p>
      <text:p text:style-name="P27">original sentence: The ice cream truck man drove by my house today. He had a big hairy knuckles.</text:p>
      <text:p text:style-name="P27"><text:tab/><text:tab/>: <text:span text:style-name="T21">The ice cream truck man drove by my house today</text:span>; <text:span text:style-name="T23">he has big hairy knuck</text:span><text:span text:style-name="T24">les.</text:span></text:p>
      <text:p text:style-name="P27"><text:tab/><text:tab/><text:tab/><text:tab/><text:span text:style-name="T22">Clause §1<text:tab/><text:tab/><text:tab/><text:tab/></text:span><text:span text:style-name="T25">Clause §2</text:span></text:p>
      <text:p text:style-name="P28">Can omit the usage of and, but, nor or yet, …</text:p>
      <text:p text:style-name="P30">rule<text:span text:style-name="T3">: the two clauses </text:span><text:span text:style-name="T11">should be able to stand as independent sentences!</text:span></text:p>
      <text:p text:style-name="P30"><text:span text:style-name="T11"><text:s text:c="9"/></text:span><text:span text:style-name="T12">Don't use it with conjunctions </text:span><text:span text:style-name="T13">(</text:span><text:span text:style-name="T27">and, but, or, nor, for, so and yet)</text:span><text:span text:style-name="T12">:</text:span></text:p>
      <text:p text:style-name="P30"><text:span text:style-name="T12"><text:s text:c="9"/>Example: My aunt's hairy knuckles are magnificent, </text:span><text:span text:style-name="T26">but </text:span><text:span text:style-name="T12">I have no desire to stroke them.</text:span></text:p>
      <text:p text:style-name="P31">rule: <text:span text:style-name="T3">Use a semicolon if you need to make a list of items separated by commas. </text:span></text:p>
      <text:p text:style-name="P29">Ref: http://theoatmeal.com/comics/semicolon</text:p>
      <text:p text:style-name="P9"/>
      <text:p text:style-name="P15">Apostrophe<text:span text:style-name="T3"> </text:span>(')</text:p>
      <text:p text:style-name="P15"/>
      <text:p text:style-name="P23">There are two usages, to show <text:span text:style-name="T1">possession</text:span> and to show <text:span text:style-name="T1">omission</text:span></text:p>
      <text:p text:style-name="P23"/>
      <text:p text:style-name="P16"><text:span text:style-name="T20">1) </text:span>possession<text:span text:style-name="T3">: </text:span><text:span text:style-name="T4">Guillaume's robot. The agent's sensors. </text:span></text:p>
      <text:p text:style-name="P17"><text:span text:style-name="T4">'</text:span><text:span text:style-name="T3">s is used with </text:span>singular nouns<text:span text:style-name="T5"> and most </text:span><text:span text:style-name="T18">personal</text:span><text:span text:style-name="T5"> names.</text:span></text:p>
      <text:p text:style-name="P16"/>
      <text:p text:style-name="P18">P<text:span text:style-name="T19">l</text:span>ural nouns<text:span text:style-name="T3">: </text:span><text:span text:style-name="T6">The </text:span><text:span text:style-name="T7">ma</text:span><text:span text:style-name="T8">n</text:span><text:span text:style-name="T7">sion</text:span><text:span text:style-name="T6"> was converted into a girls' school.</text:span></text:p>
      <text:p text:style-name="P24"><text:tab/> <text:s text:c="10"/><text:tab/></text:p>
      <text:p text:style-name="P19">2) omission<text:span text:style-name="T3">: </text:span><text:span text:style-name="T9">show that letters or numbers have been omitted.</text:span></text:p>
      <text:p text:style-name="P19"><text:span text:style-name="T9"><text:tab/></text:span><text:span text:style-name="T10">I'm – short for I am.</text:span></text:p>
      <text:p text:style-name="P25"><text:tab/>It's hot – short for it is hot.</text:p>
      <text:p text:style-name="P20">It's<text:span text:style-name="T3"> or </text:span>its ?</text:p>
      <text:p text:style-name="P20"/>
      <text:p text:style-name="P21">Its <text:span text:style-name="T3">: means 'belonging to it'</text:span></text:p>
      <text:p text:style-name="P22">It's<text:span text:style-name="T3">: means 'it is' or 'it has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6-03-03T21:05:46.805242361</meta:creation-date>
    <dc:date>2016-04-01T09:56:11.994950949</dc:date>
    <meta:editing-duration>PT27M1S</meta:editing-duration>
    <meta:editing-cycles>44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278" meta:character-count="1599" meta:non-whitespace-character-count="1307"/>
  </office:meta>
</office:document-meta>
</file>